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fo:text-align="start" style:justify-single-word="false"/>
      <style:text-properties officeooo:rsid="000ce7db" officeooo:paragraph-rsid="0018a07d"/>
    </style:style>
    <style:style style:name="P2" style:family="paragraph" style:parent-style-name="Text_20_body" style:list-style-name="L4">
      <style:paragraph-properties fo:text-align="start" style:justify-single-word="false"/>
      <style:text-properties officeooo:paragraph-rsid="0018a07d"/>
    </style:style>
    <style:style style:name="P3" style:family="paragraph" style:parent-style-name="Text_20_body" style:list-style-name="L2">
      <style:paragraph-properties fo:text-align="start" style:justify-single-word="false"/>
      <style:text-properties officeooo:rsid="0018a07d" officeooo:paragraph-rsid="0018a07d"/>
    </style:style>
    <style:style style:name="P4" style:family="paragraph" style:parent-style-name="Heading_20_1">
      <style:paragraph-properties fo:text-align="center" style:justify-single-word="false"/>
      <style:text-properties officeooo:rsid="000ce7db" officeooo:paragraph-rsid="0018a07d"/>
    </style:style>
    <style:style style:name="P5" style:family="paragraph" style:parent-style-name="Title">
      <style:text-properties officeooo:rsid="000ce7db" officeooo:paragraph-rsid="0018a07d"/>
    </style:style>
    <style:style style:name="T1" style:family="text">
      <style:text-properties officeooo:rsid="0018a07d"/>
    </style:style>
    <text:list-style style:name="L1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print backlog <text:span text:style-name="T1">11</text:span>.02-1<text:span text:style-name="T1">8</text:span>.02</text:p>
      <text:h text:style-name="P4" text:outline-level="1">Tasks planned for this sprint:</text:h>
      <text:list xml:id="list8874040564424976009" text:style-name="L2">
        <text:list-item>
          <text:p text:style-name="P3">Data collection</text:p>
        </text:list-item>
        <text:list-item>
          <text:p text:style-name="P3">Create a basic prototype of a Neural Network with DL4J</text:p>
        </text:list-item>
      </text:list>
      <text:h text:style-name="P4" text:outline-level="1">What has been done this sprint:</text:h>
      <text:list xml:id="list7545858027326065588" text:style-name="L4"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50S</meta:editing-duration>
    <meta:editing-cycles>4</meta:editing-cycles>
    <meta:generator>LibreOffice/4.4.3.2$Windows_x86 LibreOffice_project/88805f81e9fe61362df02b9941de8e38a9b5fd16</meta:generator>
    <dc:date>2020-02-11T19:46:30.470000000</dc:date>
    <meta:document-statistic meta:table-count="0" meta:image-count="0" meta:object-count="0" meta:page-count="1" meta:paragraph-count="6" meta:word-count="29" meta:character-count="159" meta:non-whitespace-character-count="138"/>
    <meta:user-defined meta:name="Info 1"/>
    <meta:user-defined meta:name="Info 2"/>
    <meta:user-defined meta:name="Info 3"/>
    <meta:user-defined meta:name="Info 4"/>
  </office:meta>
</office:document-meta>
</file>